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f5341"/>
    </style:style>
    <style:style style:name="P2" style:family="paragraph" style:parent-style-name="Standard">
      <style:text-properties officeooo:rsid="0019d011" officeooo:paragraph-rsid="000f5341"/>
    </style:style>
    <style:style style:name="P3" style:family="paragraph" style:parent-style-name="Standard">
      <style:text-properties style:font-name="Liberation Serif" officeooo:rsid="0013b087" officeooo:paragraph-rsid="0013b087"/>
    </style:style>
    <style:style style:name="P4" style:family="paragraph" style:parent-style-name="Standard">
      <style:text-properties style:font-name="Liberation Serif" officeooo:rsid="0013fb3c" officeooo:paragraph-rsid="0013fb3c"/>
    </style:style>
    <style:style style:name="T1" style:family="text">
      <style:text-properties officeooo:rsid="0011b0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Ø</text:p>
      <text:p text:style-name="P2">– <text:span text:style-name="T1">(Minus)</text:span></text:p>
      <text:p text:style-name="P2">±</text:p>
      <text:p text:style-name="P3">Σ</text:p>
      <text:p text:style-name="P4">μ</text:p>
      <text:p text:style-name="P4">σ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2T08:40:44.474503900</meta:creation-date>
    <dc:date>2025-12-20T20:11:21.696170500</dc:date>
    <meta:editing-duration>PT29M20S</meta:editing-duration>
    <meta:editing-cycles>6</meta:editing-cycles>
    <meta:generator>LibreOffice/25.8.3.2$Windows_X86_64 LibreOffice_project/8ca8d55c161d602844f5428fa4b58097424e324e</meta:generator>
    <meta:document-statistic meta:table-count="0" meta:image-count="0" meta:object-count="0" meta:page-count="1" meta:paragraph-count="6" meta:word-count="6" meta:character-count="14" meta:non-whitespace-character-count="13"/>
  </office:meta>
</office:document-meta>
</file>